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2">
      <style:drawing-page-properties draw:fill="bitmap" draw:fill-image-name="a7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bitmap" draw:fill-image-name="a7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bitmap" draw:fill-image-name="a6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bitmap" draw:fill-image-name="a7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bitmap" draw:fill-image-name="a6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bitmap" draw:fill-image-name="a7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9">
      <style:drawing-page-properties draw:fill="bitmap" draw:fill-image-name="a8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bitmap" draw:fill-image-name="a8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6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5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2809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7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7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2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6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1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5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2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686" draw:master-page-name="Master1-Layout1-title-Title-Slide" presentation:presentation-page-layout-name="Master1-PPL1" draw:id="Slide-256">
        <draw:frame draw:id="id222" presentation:style-name="a690" draw:name="Title 1" svg:x="1.26307in" svg:y="1.58333in" svg:width="9.65186in" svg:height="3.64127in" presentation:class="title" presentation:placeholder="false">
          <draw:text-box>
            <text:p text:style-name="a689" text:class-names="" text:cond-style-name=""><text:span text:style-name="a687" text:class-names="">Proyecto final</text:span><text:span text:style-name="a688" text:class-names=""/></text:p>
          </draw:text-box>
          <svg:title/>
          <svg:desc/>
        </draw:frame>
        <draw:frame draw:id="id223" presentation:style-name="a694" draw:name="Subtitle 2" svg:x="1.26307in" svg:y="5.22461in" svg:width="9.65186in" svg:height="0.94206in" presentation:class="subtitle" presentation:placeholder="false">
          <draw:text-box>
            <text:p text:style-name="a693" text:class-names="" text:cond-style-name=""><text:span text:style-name="a691" text:class-names="">CLOVER</text:span><text:span text:style-name="a692" text:class-names=""/></text:p>
          </draw:text-box>
          <svg:title/>
          <svg:desc/>
        </draw:frame>
      </draw:page>
      <draw:page draw:name="Slide2" draw:style-name="a696" draw:master-page-name="Master1-Layout2-obj-Title-and-Content" presentation:presentation-page-layout-name="Master1-PPL2" draw:id="Slide-257">
        <draw:frame draw:id="id224" presentation:style-name="a700" draw:name="Title 1" svg:x="0.7066in" svg:y="0.4951in" svg:width="10.28513in" svg:height="1.53164in" presentation:class="title" presentation:placeholder="false">
          <draw:text-box>
            <text:p text:style-name="a699" text:class-names="" text:cond-style-name=""><text:span text:style-name="a697" text:class-names="">¿Qué es?</text:span><text:span text:style-name="a698" text:class-names=""/></text:p>
          </draw:text-box>
          <svg:title/>
          <svg:desc/>
        </draw:frame>
        <draw:frame draw:id="id225" presentation:style-name="a726" draw:name="Content Placeholder 2" svg:x="1.2066in" svg:y="2.2451in" svg:width="9.78406in" svg:height="4.58823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Aplicación web con el fin de poner en contacto a gente la cual habla un mismo idioma.</text:span></text:p>
              </text:list-item>
            </text:list>
            <text:list text:style-name="a710">
              <text:list-item>
                <text:p text:style-name="a709" text:class-names="" text:cond-style-name=""><text:span text:style-name="a704" text:class-names="">Creas</text:span><text:span text:style-name="a705" text:class-names=""><text:s text:c="1"/></text:span><text:span text:style-name="a706" text:class-names="">un</text:span><text:span text:style-name="a707" text:class-names=""><text:s text:c="1"/></text:span><text:span text:style-name="a708" text:class-names="">evento en un lugar, a una hora y día y con un idioma el cual se hablará en dicho evento.</text:span></text:p>
              </text:list-item>
            </text:list>
            <text:list text:style-name="a725">
              <text:list-item>
                <text:p text:style-name="a724" text:class-names="" text:cond-style-name=""><text:span text:style-name="a711" text:class-names="">Te</text:span><text:span text:style-name="a712" text:class-names=""><text:s text:c="1"/></text:span><text:span text:style-name="a713" text:class-names="">puedes</text:span><text:span text:style-name="a714" text:class-names=""><text:s text:c="1"/></text:span><text:span text:style-name="a715" text:class-names="">apuntar</text:span><text:span text:style-name="a716" text:class-names=""><text:s text:c="1"/></text:span><text:span text:style-name="a717" text:class-names="">a</text:span><text:span text:style-name="a718" text:class-names=""><text:s text:c="1"/></text:span><text:span text:style-name="a719" text:class-names="">dicho</text:span><text:span text:style-name="a720" text:class-names=""><text:s text:c="1"/></text:span><text:span text:style-name="a721" text:class-names="">evento</text:span><text:span text:style-name="a722" text:class-names="">.</text:span><text:span text:style-name="a723" text:class-names=""/></text:p>
              </text:list-item>
            </text:list>
          </draw:text-box>
          <svg:title/>
          <svg:desc/>
        </draw:frame>
      </draw:page>
      <draw:page draw:name="Slide3" draw:style-name="a728" draw:master-page-name="Master1-Layout3-secHead-Section-Header" presentation:presentation-page-layout-name="Master1-PPL3" draw:id="Slide-258">
        <draw:frame draw:id="id226" presentation:style-name="a732" draw:name="Title 1" svg:x="1.26308in" svg:y="3.12963in" svg:width="9.65186in" svg:height="2.09498in" presentation:class="title" presentation:placeholder="false">
          <draw:text-box>
            <text:p text:style-name="a731" text:class-names="" text:cond-style-name=""><text:span text:style-name="a729" text:class-names="">Herramientas utilizadas</text:span><text:span text:style-name="a730" text:class-names=""/></text:p>
          </draw:text-box>
          <svg:title/>
          <svg:desc/>
        </draw:frame>
      </draw:page>
      <draw:page draw:name="Slide4" draw:style-name="a734" draw:master-page-name="Master1-Layout2-obj-Title-and-Content" presentation:presentation-page-layout-name="Master1-PPL2" draw:id="Slide-259">
        <draw:frame draw:id="id227" presentation:style-name="a738" draw:name="Title 1" svg:x="0.7066in" svg:y="0.4951in" svg:width="10.28513in" svg:height="1.53164in" presentation:class="title" presentation:placeholder="false">
          <draw:text-box>
            <text:p text:style-name="a737" text:class-names="" text:cond-style-name=""><text:span text:style-name="a735" text:class-names="">Backend</text:span><text:span text:style-name="a736" text:class-names=""/></text:p>
          </draw:text-box>
          <svg:title/>
          <svg:desc/>
        </draw:frame>
        <draw:frame draw:id="id228" presentation:style-name="a755" draw:name="Content Placeholder 2" svg:x="1.2066in" svg:y="2.2451in" svg:width="9.78406in" svg:height="4.58823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39" text:class-names="">NodeJS</text:span><text:span text:style-name="a740" text:class-names=""><text:s text:c="1"/>+ Express</text:span></text:p>
              </text:list-item>
            </text:list>
            <text:list text:style-name="a748">
              <text:list-item>
                <text:p text:style-name="a747" text:class-names="" text:cond-style-name=""><text:span text:style-name="a743" text:class-names="">MongoDB (</text:span><text:span text:style-name="a744" text:class-names="">Mongoose</text:span><text:span text:style-name="a745" text:class-names="">)</text:span><text:span text:style-name="a746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JWT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5" draw:style-name="a757" draw:master-page-name="Master1-Layout2-obj-Title-and-Content" presentation:presentation-page-layout-name="Master1-PPL2" draw:id="Slide-260">
        <draw:frame draw:id="id229" presentation:style-name="a761" draw:name="Title 1" svg:x="0.7066in" svg:y="0.4951in" svg:width="10.28513in" svg:height="1.53164in" presentation:class="title" presentation:placeholder="false">
          <draw:text-box>
            <text:p text:style-name="a760" text:class-names="" text:cond-style-name=""><text:span text:style-name="a758" text:class-names="">Frontend</text:span><text:span text:style-name="a759" text:class-names=""/></text:p>
          </draw:text-box>
          <svg:title/>
          <svg:desc/>
        </draw:frame>
        <draw:frame draw:id="id230" presentation:style-name="a780" draw:name="Content Placeholder 2" svg:x="1.2066in" svg:y="2.2451in" svg:width="9.78406in" svg:height="4.58823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2" text:class-names="">ReactJS</text:span><text:span text:style-name="a763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6" text:class-names="">Redux</text:span><text:span text:style-name="a767" text:class-names=""/></text:p>
              </text:list-item>
            </text:list>
            <text:list text:style-name="a773">
              <text:list-item>
                <text:p text:style-name="a772" text:class-names="" text:cond-style-name=""><text:span text:style-name="a770" text:class-names="">Bootstrap</text:span><text:span text:style-name="a771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Axios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6" draw:style-name="a782" draw:master-page-name="Master1-Layout2-obj-Title-and-Content" presentation:presentation-page-layout-name="Master1-PPL2" draw:id="Slide-261">
        <draw:frame draw:id="id231" presentation:style-name="a786" draw:name="Title 1" svg:x="0.7066in" svg:y="0.4951in" svg:width="10.28513in" svg:height="1.53164in" presentation:class="title" presentation:placeholder="false">
          <draw:text-box>
            <text:p text:style-name="a785" text:class-names="" text:cond-style-name=""><text:span text:style-name="a783" text:class-names="">API</text:span><text:span text:style-name="a784" text:class-names=""/></text:p>
          </draw:text-box>
          <svg:title/>
          <svg:desc/>
        </draw:frame>
        <draw:frame draw:id="id232" presentation:style-name="a807" draw:name="Content Placeholder 2" svg:x="1.2066in" svg:y="2.2451in" svg:width="9.78406in" svg:height="4.58823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87" text:class-names="">Mapbox</text:span><text:span text:style-name="a788" text:class-names=""><text:s text:c="1"/></text:span><text:span text:style-name="a789" text:class-names="">(para</text:span><text:span text:style-name="a790" text:class-names=""><text:s text:c="1"/></text:span><text:span text:style-name="a791" text:class-names="">pintar</text:span><text:span text:style-name="a792" text:class-names=""><text:s text:c="1"/></text:span><text:span text:style-name="a793" text:class-names="">el</text:span><text:span text:style-name="a794" text:class-names=""><text:s text:c="1"/></text:span><text:span text:style-name="a795" text:class-names="">mapa</text:span><text:span text:style-name="a796" text:class-names=""><text:s text:c="1"/></text:span><text:span text:style-name="a797" text:class-names="">de</text:span><text:span text:style-name="a798" text:class-names=""><text:s text:c="1"/></text:span><text:span text:style-name="a799" text:class-names="">cada evento)</text:span></text:p>
              </text:list-item>
            </text:list>
            <text:list text:style-name="a806">
              <text:list-item>
                <text:p text:style-name="a805" text:class-names="" text:cond-style-name=""><text:span text:style-name="a802" text:class-names="">LocationIQ</text:span><text:span text:style-name="a803" text:class-names=""><text:s text:c="1"/>(para obtener coordenadas)</text:span><text:span text:style-name="a804" text:class-names=""/></text:p>
              </text:list-item>
            </text:list>
          </draw:text-box>
          <svg:title/>
          <svg:desc/>
        </draw:frame>
      </draw:page>
      <draw:page draw:name="Slide7" draw:style-name="a809" draw:master-page-name="Master1-Layout2-obj-Title-and-Content" presentation:presentation-page-layout-name="Master1-PPL2" draw:id="Slide-262">
        <draw:frame draw:id="id233" presentation:style-name="a813" draw:name="Title 1" svg:x="0.7066in" svg:y="0.4951in" svg:width="10.28513in" svg:height="1.53164in" presentation:class="title" presentation:placeholder="false">
          <draw:text-box>
            <text:p text:style-name="a812" text:class-names="" text:cond-style-name=""><text:span text:style-name="a810" text:class-names="">Proceso de desarrollo</text:span><text:span text:style-name="a811" text:class-names=""/></text:p>
          </draw:text-box>
          <svg:title/>
          <svg:desc/>
        </draw:frame>
        <draw:frame draw:id="id234" presentation:style-name="a896" draw:name="Content Placeholder 2" svg:x="1.2066in" svg:y="2.2451in" svg:width="9.78406in" svg:height="4.63076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14" text:class-names="">Comienzo</text:span><text:span text:style-name="a815" text:class-names=""><text:s text:c="1"/></text:span><text:span text:style-name="a816" text:class-names="">por</text:span><text:span text:style-name="a817" text:class-names=""><text:s text:c="1"/></text:span><text:span text:style-name="a818" text:class-names="">el</text:span><text:span text:style-name="a819" text:class-names=""><text:s text:c="1"/></text:span><text:span text:style-name="a820" text:class-names="">backend</text:span><text:span text:style-name="a821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4" text:class-names="">Creo</text:span><text:span text:style-name="a825" text:class-names=""><text:s text:c="1"/></text:span><text:span text:style-name="a826" text:class-names="">el</text:span><text:span text:style-name="a827" text:class-names=""><text:s text:c="1"/></text:span><text:span text:style-name="a828" text:class-names="">servidor</text:span><text:span text:style-name="a829" text:class-names=""/></text:p>
              </text:list-item>
            </text:list>
            <text:list text:style-name="a844">
              <text:list-item>
                <text:p text:style-name="a843" text:class-names="" text:cond-style-name=""><text:span text:style-name="a832" text:class-names="">Me</text:span><text:span text:style-name="a833" text:class-names=""><text:s text:c="1"/></text:span><text:span text:style-name="a834" text:class-names="">conecto</text:span><text:span text:style-name="a835" text:class-names=""><text:s text:c="1"/></text:span><text:span text:style-name="a836" text:class-names="">a</text:span><text:span text:style-name="a837" text:class-names=""><text:s text:c="1"/></text:span><text:span text:style-name="a838" text:class-names="">la</text:span><text:span text:style-name="a839" text:class-names=""><text:s text:c="1"/></text:span><text:span text:style-name="a840" text:class-names="">base</text:span><text:span text:style-name="a841" text:class-names=""><text:s text:c="1"/></text:span><text:span text:style-name="a842" text:class-names="">de datos en la nube</text:span></text:p>
              </text:list-item>
            </text:list>
            <text:list text:style-name="a852">
              <text:list-item>
                <text:p text:style-name="a851" text:class-names="" text:cond-style-name=""><text:span text:style-name="a845" text:class-names="">Creo</text:span><text:span text:style-name="a846" text:class-names=""><text:s text:c="1"/></text:span><text:span text:style-name="a847" text:class-names="">las</text:span><text:span text:style-name="a848" text:class-names=""><text:s text:c="1"/></text:span><text:span text:style-name="a849" text:class-names="">rutas</text:span><text:span text:style-name="a850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3" text:class-names="">Continuo con el<text:s text:c="1"/></text:span><text:span text:style-name="a854" text:class-names="">frontend</text:span><text:span text:style-name="a855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58" text:class-names="">Creo la parte del registro y<text:s text:c="1"/></text:span><text:span text:style-name="a859" text:class-names="">login</text:span><text:span text:style-name="a860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63" text:class-names="">Voy</text:span><text:span text:style-name="a864" text:class-names=""><text:s text:c="1"/></text:span><text:span text:style-name="a865" text:class-names="">creando</text:span><text:span text:style-name="a866" text:class-names=""><text:s text:c="1"/></text:span><text:span text:style-name="a867" text:class-names="">todos</text:span><text:span text:style-name="a868" text:class-names=""><text:s text:c="1"/></text:span><text:span text:style-name="a869" text:class-names="">los</text:span><text:span text:style-name="a870" text:class-names=""><text:s text:c="1"/></text:span><text:span text:style-name="a871" text:class-names="">componentes</text:span><text:span text:style-name="a872" text:class-names=""><text:s text:c="1"/></text:span><text:span text:style-name="a873" text:class-names="">que</text:span><text:span text:style-name="a874" text:class-names=""><text:s text:c="1"/></text:span><text:span text:style-name="a875" text:class-names="">definen</text:span><text:span text:style-name="a876" text:class-names=""><text:s text:c="1"/></text:span><text:span text:style-name="a877" text:class-names="">la</text:span><text:span text:style-name="a878" text:class-names=""><text:s text:c="1"/></text:span><text:span text:style-name="a879" text:class-names="">web</text:span></text:p>
              </text:list-item>
            </text:list>
            <text:list text:style-name="a892">
              <text:list-item>
                <text:p text:style-name="a891" text:class-names="" text:cond-style-name=""><text:span text:style-name="a882" text:class-names="">Termino</text:span><text:span text:style-name="a883" text:class-names=""><text:s text:c="1"/></text:span><text:span text:style-name="a884" text:class-names="">con</text:span><text:span text:style-name="a885" text:class-names=""><text:s text:c="1"/></text:span><text:span text:style-name="a886" text:class-names="">la</text:span><text:span text:style-name="a887" text:class-names=""><text:s text:c="1"/></text:span><text:span text:style-name="a888" text:class-names="">landin</text:span><text:span text:style-name="a889" text:class-names="">g</text:span><text:span text:style-name="a890" text:class-names=""/></text:p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898" draw:master-page-name="Master1-Layout1-title-Title-Slide" presentation:presentation-page-layout-name="Master1-PPL1" draw:id="Slide-263">
        <draw:frame draw:id="id235" presentation:style-name="a902" draw:name="Title 1" svg:x="1.26307in" svg:y="1.58333in" svg:width="9.65186in" svg:height="3.64127in" presentation:class="title" presentation:placeholder="false">
          <draw:text-box>
            <text:p text:style-name="a901" text:class-names="" text:cond-style-name=""><text:span text:style-name="a899" text:class-names="">Demostración</text:span><text:span text:style-name="a90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649" draw:style="radial" draw:cx="50%" draw:cy="50%" draw:start-color="#50b9c1" draw:end-color="#50b9c1" draw:start-intensity="6%" draw:end-intensity="7%"/>
    <draw:gradient draw:name="a138" draw:style="radial" draw:cx="50%" draw:cy="50%" draw:start-color="#50b9c1" draw:end-color="#50b9c1" draw:start-intensity="6%" draw:end-intensity="7%"/>
    <draw:gradient draw:name="a472" draw:style="radial" draw:cx="50%" draw:cy="50%" draw:start-color="#50b9c1" draw:end-color="#50b9c1" draw:start-intensity="6%" draw:end-intensity="7%"/>
    <draw:gradient draw:name="a283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346" draw:style="radial" draw:cx="50%" draw:cy="50%" draw:start-color="#50b9c1" draw:end-color="#50b9c1" draw:start-intensity="6%" draw:end-intensity="7%"/>
    <draw:gradient draw:name="a408" draw:style="radial" draw:cx="50%" draw:cy="50%" draw:start-color="#50b9c1" draw:end-color="#50b9c1" draw:start-intensity="6%" draw:end-intensity="7%"/>
    <draw:gradient draw:name="a548" draw:style="radial" draw:cx="50%" draw:cy="50%" draw:start-color="#50b9c1" draw:end-color="#50b9c1" draw:start-intensity="6%" draw:end-intensity="7%"/>
    <draw:gradient draw:name="a609" draw:style="radial" draw:cx="50%" draw:cy="50%" draw:start-color="#50b9c1" draw:end-color="#50b9c1" draw:start-intensity="6%" draw:end-intensity="7%"/>
    <draw:gradient draw:name="a44" draw:style="radial" draw:cx="50%" draw:cy="50%" draw:start-color="#50b9c1" draw:end-color="#50b9c1" draw:start-intensity="6%" draw:end-intensity="7%"/>
    <draw:gradient draw:name="a111" draw:style="radial" draw:cx="50%" draw:cy="50%" draw:start-color="#50b9c1" draw:end-color="#50b9c1" draw:start-intensity="6%" draw:end-intensity="7%"/>
    <draw:gradient draw:name="a302" draw:style="radial" draw:cx="50%" draw:cy="50%" draw:start-color="#50b9c1" draw:end-color="#50b9c1" draw:start-intensity="6%" draw:end-intensity="7%"/>
    <draw:gradient draw:name="a499" draw:style="radial" draw:cx="50%" draw:cy="50%" draw:start-color="#50b9c1" draw:end-color="#50b9c1" draw:start-intensity="6%" draw:end-intensity="7%"/>
    <draw:gradient draw:name="a435" draw:style="radial" draw:cx="50%" draw:cy="50%" draw:start-color="#50b9c1" draw:end-color="#50b9c1" draw:start-intensity="6%" draw:end-intensity="7%"/>
    <draw:gradient draw:name="a377" draw:style="radial" draw:cx="50%" draw:cy="50%" draw:start-color="#50b9c1" draw:end-color="#50b9c1" draw:start-intensity="6%" draw:end-intensity="7%"/>
    <draw:gradient draw:name="a260" draw:style="radial" draw:cx="50%" draw:cy="50%" draw:start-color="#50b9c1" draw:end-color="#50b9c1" draw:start-intensity="6%" draw:end-intensity="7%"/>
    <draw:gradient draw:name="a195" draw:style="radial" draw:cx="50%" draw:cy="50%" draw:start-color="#50b9c1" draw:end-color="#50b9c1" draw:start-intensity="6%" draw:end-intensity="7%"/>
    <draw:gradient draw:name="a71" draw:style="radial" draw:cx="50%" draw:cy="50%" draw:start-color="#50b9c1" draw:end-color="#50b9c1" draw:start-intensity="6%" draw:end-intensity="7%"/>
    <draw:fill-image draw:name="a279" xlink:href="media/image1.png" xlink:show="embed" xlink:actuate="onLoad"/>
    <draw:fill-image draw:name="a191" xlink:href="media/image1.png" xlink:show="embed" xlink:actuate="onLoad"/>
    <draw:fill-image draw:name="a756" xlink:href="media/image1.png" xlink:show="embed" xlink:actuate="onLoad"/>
    <draw:fill-image draw:name="a495" xlink:href="media/image1.png" xlink:show="embed" xlink:actuate="onLoad"/>
    <draw:fill-image draw:name="a404" xlink:href="media/image1.png" xlink:show="embed" xlink:actuate="onLoad"/>
    <draw:fill-image draw:name="a373" xlink:href="media/image1.png" xlink:show="embed" xlink:actuate="onLoad"/>
    <draw:fill-image draw:name="a781" xlink:href="media/image1.png" xlink:show="embed" xlink:actuate="onLoad"/>
    <draw:fill-image draw:name="a107" xlink:href="media/image1.png" xlink:show="embed" xlink:actuate="onLoad"/>
    <draw:fill-image draw:name="a67" xlink:href="media/image1.png" xlink:show="embed" xlink:actuate="onLoad"/>
    <draw:fill-image draw:name="a431" xlink:href="media/image1.png" xlink:show="embed" xlink:actuate="onLoad"/>
    <draw:fill-image draw:name="a256" xlink:href="media/image1.png" xlink:show="embed" xlink:actuate="onLoad"/>
    <draw:fill-image draw:name="a733" xlink:href="media/image1.png" xlink:show="embed" xlink:actuate="onLoad"/>
    <draw:fill-image draw:name="a897" xlink:href="media/image1.png" xlink:show="embed" xlink:actuate="onLoad"/>
    <draw:fill-image draw:name="a134" xlink:href="media/image1.png" xlink:show="embed" xlink:actuate="onLoad"/>
    <draw:fill-image draw:name="a298" xlink:href="media/image1.png" xlink:show="embed" xlink:actuate="onLoad"/>
    <draw:fill-image draw:name="a0" xlink:href="media/image1.png" xlink:show="embed" xlink:actuate="onLoad"/>
    <draw:fill-image draw:name="a808" xlink:href="media/image1.png" xlink:show="embed" xlink:actuate="onLoad"/>
    <draw:fill-image draw:name="a544" xlink:href="media/image1.png" xlink:show="embed" xlink:actuate="onLoad"/>
    <draw:fill-image draw:name="a40" xlink:href="media/image1.png" xlink:show="embed" xlink:actuate="onLoad"/>
    <draw:fill-image draw:name="a695" xlink:href="media/image1.png" xlink:show="embed" xlink:actuate="onLoad"/>
    <draw:fill-image draw:name="a727" xlink:href="media/image1.png" xlink:show="embed" xlink:actuate="onLoad"/>
    <draw:fill-image draw:name="a605" xlink:href="media/image1.png" xlink:show="embed" xlink:actuate="onLoad"/>
    <draw:fill-image draw:name="a342" xlink:href="media/image1.png" xlink:show="embed" xlink:actuate="onLoad"/>
    <draw:fill-image draw:name="a468" xlink:href="media/image1.png" xlink:show="embed" xlink:actuate="onLoad"/>
    <draw:fill-image draw:name="a645" xlink:href="media/image1.png" xlink:show="embed" xlink:actuate="onLoad"/>
    <draw:fill-image draw:name="a685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7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5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draw:fill="none" draw:stroke="solid" svg:stroke-width="0.01389in" svg:stroke-color="#8ad0d6" svg:stroke-opacity="40%" svg:stroke-linecap="round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draw:fill="none" draw:stroke="solid" svg:stroke-width="0.01389in" svg:stroke-color="#8ad0d6" svg:stroke-opacity="40%" svg:stroke-linecap="round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 style:parent-style-name="Graphics">
      <style:graphic-properties draw:fill="none" fo:clip="rect(0in, 0in, 0in, 0.16549in)" draw:stroke="none"/>
    </style:style>
    <style:style style:family="paragraph" style:name="a2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bitmap" draw:fill-image-name="a6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7" style:parent-style-name="Graphics">
      <style:graphic-properties draw:fill="none" fo:clip="rect(0in, 0in, 0in, 0.16549in)" draw:stroke="non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 style:parent-style-name="Graphics">
      <style:graphic-properties draw:fill="none" fo:clip="rect(0in, 0in, 0in, 0.92197in)" draw:stroke="none"/>
    </style:style>
    <style:style style:family="paragraph" style:name="a2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bitmap" draw:fill-image-name="a4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3" style:parent-style-name="Graphics">
      <style:graphic-properties draw:fill="none" fo:clip="rect(0in, 0in, 0in, 0.16549in)" draw:stroke="none"/>
    </style:style>
    <style:style style:family="graphic" style:name="a434" style:parent-style-name="Graphics">
      <style:graphic-properties draw:fill="none" fo:clip="rect(0in, 0in, 0in, 0.92197in)" draw:stroke="non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draw:fill="gradient" draw:fill-gradient-name="a435" draw:stroke="non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 style:parent-style-name="Graphics">
      <style:graphic-properties draw:fill="none" fo:clip="rect(0.50523in, 0in, 0in, 0in)" draw:stroke="non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 style:parent-style-name="Graphics">
      <style:graphic-properties draw:fill="none" fo:clip="rect(0in, 0in, 0.25343in, 0in)" draw:stroke="none"/>
    </style:style>
    <style:style style:family="graphic" style:name="a110" style:parent-style-name="Graphics">
      <style:graphic-properties draw:fill="none" fo:clip="rect(0in, 0in, 0in, 0.92197in)" draw:stroke="non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">
      <style:graphic-properties draw:fill="gradient" draw:fill-gradient-name="a111" draw:stroke="none"/>
    </style:style>
    <style:style style:family="graphic" style:name="a113" style:parent-style-name="Graphics">
      <style:graphic-properties draw:fill="none" fo:clip="rect(0.50523in, 0in, 0in, 0in)" draw:stroke="non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5">
      <style:drawing-page-properties draw:fill="bitmap" draw:fill-image-name="a5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" style:parent-style-name="Graphics">
      <style:graphic-properties draw:fill="none" fo:clip="rect(0in, 0in, 0.25343in, 0in)" draw:stroke="none"/>
    </style:style>
    <style:style style:family="graphic" style:name="a11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546" style:parent-style-name="Graphics">
      <style:graphic-properties draw:fill="none" fo:clip="rect(0in, 0in, 0in, 0.16549in)" draw:stroke="none"/>
    </style:style>
    <style:style style:family="text" style:name="a1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 style:parent-style-name="Graphics">
      <style:graphic-properties draw:fill="none" fo:clip="rect(0in, 0in, 0in, 0.92197in)" draw:stroke="none"/>
    </style:style>
    <style:style style:family="text" style:name="a1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gradient" draw:fill-gradient-name="a649" draw:stroke="non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 style:parent-style-name="Graphics">
      <style:graphic-properties draw:fill="none" fo:clip="rect(0.50523in, 0in, 0in, 0in)" draw:stroke="none"/>
    </style:style>
    <style:style style:family="graphic" style:name="a549">
      <style:graphic-properties draw:fill="gradient" draw:fill-gradient-name="a548" draw:stroke="none"/>
    </style:style>
    <style:style style:family="paragraph" style:name="a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 style:parent-style-name="Graphics">
      <style:graphic-properties draw:fill="none" fo:clip="rect(0in, 0in, 0.25343in, 0in)" draw:stroke="non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 style:parent-style-name="Graphics">
      <style:graphic-properties draw:fill="none" fo:clip="rect(0.50523in, 0in, 0in, 0in)" draw:stroke="none"/>
    </style:style>
    <style:style style:family="text" style:name="a12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 style:parent-style-name="Graphics">
      <style:graphic-properties draw:fill="none" fo:clip="rect(0in, 0in, 0.25343in, 0in)" draw:stroke="non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4" style:parent-style-name="Graphics">
      <style:graphic-properties draw:fill="none" fo:clip="rect(0in, 0in, 0in, 0.16549in)" draw:stroke="none"/>
    </style:style>
    <style:style style:family="graphic" style:name="a345" style:parent-style-name="Graphics">
      <style:graphic-properties draw:fill="none" fo:clip="rect(0in, 0in, 0in, 0.92197in)" draw:stroke="none"/>
    </style:style>
    <style:style style:family="graphic" style:name="a347">
      <style:graphic-properties draw:fill="gradient" draw:fill-gradient-name="a346" draw:stroke="none"/>
    </style:style>
    <style:style style:family="graphic" style:name="a348" style:parent-style-name="Graphics">
      <style:graphic-properties draw:fill="none" fo:clip="rect(0.50523in, 0in, 0in, 0in)" draw:stroke="none"/>
    </style:style>
    <style:style style:family="graphic" style:name="a349" style:parent-style-name="Graphics">
      <style:graphic-properties draw:fill="none" fo:clip="rect(0in, 0in, 0.25343in, 0in)" draw:stroke="non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bitmap" draw:fill-image-name="a1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 style:parent-style-name="Graphics">
      <style:graphic-properties draw:fill="none" fo:clip="rect(0in, 0in, 0in, 0.16549in)" draw:stroke="none"/>
    </style:style>
    <style:style style:family="graphic" style:name="a137" style:parent-style-name="Graphics">
      <style:graphic-properties draw:fill="none" fo:clip="rect(0in, 0in, 0in, 0.92197in)" draw:stroke="non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gradient" draw:fill-gradient-name="a138" draw:stroke="non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 style:parent-style-name="Graphics">
      <style:graphic-properties draw:fill="none" fo:clip="rect(0.50523in, 0in, 0in, 0in)" draw:stroke="none"/>
    </style:style>
    <style:style style:family="drawing-page" style:name="a469">
      <style:drawing-page-properties draw:fill="bitmap" draw:fill-image-name="a4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" style:parent-style-name="Graphics">
      <style:graphic-properties draw:fill="none" fo:clip="rect(0in, 0in, 0.25343in, 0in)" draw:stroke="non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bitmap" draw:fill-image-name="a2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 style:parent-style-name="Graphics">
      <style:graphic-properties draw:fill="none" fo:clip="rect(0in, 0in, 0in, 0.16549in)" draw:stroke="none"/>
    </style:style>
    <style:style style:family="graphic" style:name="a259" style:parent-style-name="Graphics">
      <style:graphic-properties draw:fill="none" fo:clip="rect(0in, 0in, 0in, 0.92197in)" draw:stroke="non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 style:parent-style-name="Graphics">
      <style:graphic-properties draw:fill="none" fo:clip="rect(0in, 0in, 0in, 0.16549in)" draw:stroke="non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1" style:parent-style-name="Graphics">
      <style:graphic-properties draw:fill="none" fo:clip="rect(0in, 0in, 0in, 0.92197in)" draw:stroke="none"/>
    </style:style>
    <style:style style:family="graphic" style:name="a473">
      <style:graphic-properties draw:fill="gradient" draw:fill-gradient-name="a472" draw:stroke="none"/>
    </style:style>
    <style:style style:family="graphic" style:name="a474" style:parent-style-name="Graphics">
      <style:graphic-properties draw:fill="none" fo:clip="rect(0.50523in, 0in, 0in, 0in)" draw:stroke="none"/>
    </style:style>
    <style:style style:family="graphic" style:name="a475" style:parent-style-name="Graphics">
      <style:graphic-properties draw:fill="none" fo:clip="rect(0in, 0in, 0.25343in, 0in)" draw:stroke="none"/>
    </style:style>
    <style:style style:family="graphic" style:name="a47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gradient" draw:fill-gradient-name="a260" draw:stroke="non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 style:parent-style-name="Graphics">
      <style:graphic-properties draw:fill="none" fo:clip="rect(0.50523in, 0in, 0in, 0in)" draw:stroke="none"/>
    </style:style>
    <style:style style:family="graphic" style:name="a263" style:parent-style-name="Graphics">
      <style:graphic-properties draw:fill="none" fo:clip="rect(0in, 0in, 0.25343in, 0in)" draw:stroke="none"/>
    </style:style>
    <style:style style:family="graphic" style:name="a26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bitmap" draw:fill-image-name="a3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5" style:parent-style-name="Graphics">
      <style:graphic-properties draw:fill="none" fo:clip="rect(0in, 0in, 0in, 0.16549in)" draw:stroke="none"/>
    </style:style>
    <style:style style:family="graphic" style:name="a376" style:parent-style-name="Graphics">
      <style:graphic-properties draw:fill="none" fo:clip="rect(0in, 0in, 0in, 0.92197in)" draw:stroke="none"/>
    </style:style>
    <style:style style:family="graphic" style:name="a378">
      <style:graphic-properties draw:fill="gradient" draw:fill-gradient-name="a377" draw:stroke="non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 style:parent-style-name="Graphics">
      <style:graphic-properties draw:fill="none" fo:clip="rect(0.50523in, 0in, 0in, 0in)" draw:stroke="none"/>
    </style:style>
    <style:style style:family="text" style:name="a48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3">
      <style:graphic-properties draw:fill="none" draw:stroke="solid" svg:stroke-width="0.01389in" svg:stroke-color="#8ad0d6" svg:stroke-opacity="40%" svg:stroke-linecap="round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4">
      <style:graphic-properties draw:fill="none" draw:stroke="solid" svg:stroke-width="0.01389in" svg:stroke-color="#8ad0d6" svg:stroke-opacity="40%" svg:stroke-linecap="round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fo:clip="rect(0in, 0in, 0.25343in, 0in)" draw:stroke="non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bitmap" draw:fill-image-name="a4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7" style:parent-style-name="Graphics">
      <style:graphic-properties draw:fill="none" fo:clip="rect(0in, 0in, 0in, 0.16549in)" draw:stroke="none"/>
    </style:style>
    <style:style style:family="graphic" style:name="a498" style:parent-style-name="Graphics">
      <style:graphic-properties draw:fill="none" fo:clip="rect(0in, 0in, 0in, 0.92197in)" draw:stroke="non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bitmap" draw:fill-image-name="a2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 style:parent-style-name="Graphics">
      <style:graphic-properties draw:fill="none" fo:clip="rect(0in, 0in, 0in, 0.16549in)" draw:stroke="none"/>
    </style:style>
    <style:style style:family="graphic" style:name="a282" style:parent-style-name="Graphics">
      <style:graphic-properties draw:fill="none" fo:clip="rect(0in, 0in, 0in, 0.92197in)" draw:stroke="none"/>
    </style:style>
    <style:style style:family="graphic" style:name="a284">
      <style:graphic-properties draw:fill="gradient" draw:fill-gradient-name="a283" draw:stroke="none"/>
    </style:style>
    <style:style style:family="graphic" style:name="a285" style:parent-style-name="Graphics">
      <style:graphic-properties draw:fill="none" fo:clip="rect(0.50523in, 0in, 0in, 0in)" draw:stroke="none"/>
    </style:style>
    <style:style style:family="graphic" style:name="a286" style:parent-style-name="Graphics">
      <style:graphic-properties draw:fill="none" fo:clip="rect(0in, 0in, 0.25343in, 0in)" draw:stroke="none"/>
    </style:style>
    <style:style style:family="graphic" style:name="a28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bitmap" draw:fill-image-name="a2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bitmap" draw:fill-image-name="a1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" style:parent-style-name="Graphics">
      <style:graphic-properties draw:fill="none" fo:clip="rect(0in, 0in, 0in, 0.16549in)" draw:stroke="none"/>
    </style:style>
    <style:style style:family="graphic" style:name="a194" style:parent-style-name="Graphics">
      <style:graphic-properties draw:fill="none" fo:clip="rect(0in, 0in, 0in, 0.92197in)" draw:stroke="none"/>
    </style:style>
    <style:style style:family="graphic" style:name="a196">
      <style:graphic-properties draw:fill="gradient" draw:fill-gradient-name="a195" draw:stroke="none"/>
    </style:style>
    <style:style style:family="graphic" style:name="a197" style:parent-style-name="Graphics">
      <style:graphic-properties draw:fill="none" fo:clip="rect(0.50523in, 0in, 0in, 0in)" draw:stroke="none"/>
    </style:style>
    <style:style style:family="graphic" style:name="a198" style:parent-style-name="Graphics">
      <style:graphic-properties draw:fill="none" fo:clip="rect(0in, 0in, 0.25343in, 0in)" draw:stroke="none"/>
    </style:style>
    <style:style style:family="graphic" style:name="a19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bitmap" draw:fill-image-name="a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" style:parent-style-name="Graphics">
      <style:graphic-properties draw:fill="none" fo:clip="rect(0in, 0in, 0in, 0.16549in)" draw:stroke="none"/>
    </style:style>
    <style:style style:family="graphic" style:name="a43" style:parent-style-name="Graphics">
      <style:graphic-properties draw:fill="none" fo:clip="rect(0in, 0in, 0in, 0.92197in)" draw:stroke="none"/>
    </style:style>
    <style:style style:family="graphic" style:name="a45">
      <style:graphic-properties draw:fill="gradient" draw:fill-gradient-name="a44" draw:stroke="none"/>
    </style:style>
    <style:style style:family="graphic" style:name="a46" style:parent-style-name="Graphics">
      <style:graphic-properties draw:fill="none" fo:clip="rect(0.50523in, 0in, 0in, 0in)" draw:stroke="none"/>
    </style:style>
    <style:style style:family="graphic" style:name="a47" style:parent-style-name="Graphics">
      <style:graphic-properties draw:fill="none" fo:clip="rect(0in, 0in, 0.25343in, 0in)" draw:stroke="none"/>
    </style:style>
    <style:style style:family="graphic" style:name="a4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draw:fill="gradient" draw:fill-gradient-name="a4" draw:stroke="non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drawing-page" style:name="a606">
      <style:drawing-page-properties draw:fill="bitmap" draw:fill-image-name="a6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607" style:parent-style-name="Graphics">
      <style:graphic-properties draw:fill="none" fo:clip="rect(0in, 0in, 0in, 0.16549in)" draw:stroke="none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 style:parent-style-name="Graphics">
      <style:graphic-properties draw:fill="none" fo:clip="rect(0in, 0in, 0in, 0.92197in)" draw:stroke="none"/>
    </style:style>
    <style:style style:family="text" style:name="a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draw:fill="gradient" draw:fill-gradient-name="a499" draw:stroke="none"/>
    </style:style>
    <style:style style:family="paragraph" style:name="a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.50523in, 0in, 0in, 0in)" draw:stroke="non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draw:fill="gradient" draw:fill-gradient-name="a609" draw:stroke="none"/>
    </style:style>
    <style:style style:family="paragraph" style:name="a5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 style:parent-style-name="Graphics">
      <style:graphic-properties draw:fill="none" fo:clip="rect(0.50523in, 0in, 0in, 0in)" draw:stroke="none"/>
    </style:style>
    <style:style style:family="graphic" style:name="a612" style:parent-style-name="Graphics">
      <style:graphic-properties draw:fill="none" fo:clip="rect(0in, 0in, 0.25343in, 0in)" draw:stroke="none"/>
    </style:style>
    <style:style style:family="graphic" style:name="a61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bitmap" draw:fill-image-name="a4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 style:parent-style-name="Graphics">
      <style:graphic-properties draw:fill="none" fo:clip="rect(0in, 0in, 0in, 0.16549in)" draw:stroke="non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gradient" draw:fill-gradient-name="a408" draw:stroke="non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bitmap" draw:fill-image-name="a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" style:parent-style-name="Graphics">
      <style:graphic-properties draw:fill="none" fo:clip="rect(0in, 0in, 0in, 0.16549in)" draw:stroke="non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 style:parent-style-name="Graphics">
      <style:graphic-properties draw:fill="none" fo:clip="rect(0in, 0in, 0in, 0.16549in)" draw:stroke="none"/>
    </style:style>
    <style:style style:family="graphic" style:name="a301" style:parent-style-name="Graphics">
      <style:graphic-properties draw:fill="none" fo:clip="rect(0in, 0in, 0in, 0.92197in)" draw:stroke="none"/>
    </style:style>
    <style:style style:family="graphic" style:name="a303">
      <style:graphic-properties draw:fill="gradient" draw:fill-gradient-name="a302" draw:stroke="none"/>
    </style:style>
    <style:style style:family="graphic" style:name="a304" style:parent-style-name="Graphics">
      <style:graphic-properties draw:fill="none" fo:clip="rect(0.50523in, 0in, 0in, 0in)" draw:stroke="none"/>
    </style:style>
    <style:style style:family="graphic" style:name="a305" style:parent-style-name="Graphics">
      <style:graphic-properties draw:fill="none" fo:clip="rect(0in, 0in, 0.25343in, 0in)" draw:stroke="none"/>
    </style:style>
    <style:style style:family="graphic" style:name="a30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 style:parent-style-name="Graphics">
      <style:graphic-properties draw:fill="none" fo:clip="rect(0.50523in, 0in, 0in, 0in)" draw:stroke="none"/>
    </style:style>
    <style:style style:family="text" style:name="a3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fo:clip="rect(0in, 0in, 0.25343in, 0in)" draw:stroke="non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 style:parent-style-name="Graphics">
      <style:graphic-properties draw:fill="none" fo:clip="rect(0in, 0in, 0in, 0.92197in)" draw:stroke="non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gradient" draw:fill-gradient-name="a71" draw:stroke="non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.50523in, 0in, 0in, 0in)" draw:stroke="none"/>
    </style:style>
    <style:style style:family="paragraph" style:name="a4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 style:parent-style-name="Graphics">
      <style:graphic-properties draw:fill="none" fo:clip="rect(0in, 0in, 0.25343in, 0in)" draw:stroke="non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Click to edit Master title style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2" text:class-names="" text:cond-style-name=""><text:span text:style-name="a30" text:class-names=""><text:date text:fixed="false" style:data-style-name="a31">1/1/2000</text:date></text:span></text:p>
        </draw:text-box>
        <svg:title/>
        <svg:desc/>
      </draw:frame>
      <draw:frame draw:id="id9" presentation:style-name="a3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10" presentation:style-name="a39" draw:name="Slide Number Placeholder 5" svg:x="11.32168in" svg:y="0.32341in" svg:width="0.91667in" svg:height="0.83955in" presentation:class="page-number" presentation:placeholder="false">
        <draw:text-box>
          <text:p text:style-name="a38" text:class-names="" text:cond-style-name=""><text:span text:style-name="a3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1">
      <draw:frame draw:id="id11" draw:layer="Master1-bg" draw:style-name="a42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2" draw:layer="Master1-bg" draw:style-name="a43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5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6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5" draw:layer="Master1-bg" draw:style-name="a47" draw:name="Picture 10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4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2" draw:name="Title 1" svg:x="1.26307in" svg:y="1.58333in" svg:width="9.65186in" svg:height="3.64127in" presentation:class="title" presentation:placeholder="false">
        <draw:text-box>
          <text:p text:style-name="a51" text:class-names="" text:cond-style-name=""><text:span text:style-name="a49" text:class-names="">Click to edit Master title style</text:span><text:span text:style-name="a50" text:class-names=""/></text:p>
        </draw:text-box>
        <svg:title/>
        <svg:desc/>
      </draw:frame>
      <draw:frame draw:id="id18" presentation:style-name="a56" draw:name="Subtitle 2" svg:x="1.26307in" svg:y="5.22461in" svg:width="9.65186in" svg:height="0.94206in" presentation:class="subtitle" presentation:placeholder="false">
        <draw:text-box>
          <text:p text:style-name="a55" text:class-names="" text:cond-style-name=""><text:span text:style-name="a53" text:class-names="">Click to edit Master subtitle style</text:span><text:span text:style-name="a54" text:class-names=""/></text:p>
        </draw:text-box>
        <svg:title/>
        <svg:desc/>
      </draw:frame>
      <draw:frame draw:id="id19" presentation:style-name="a6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/1/2000</text:date></text:span></text:p>
        </draw:text-box>
        <svg:title/>
        <svg:desc/>
      </draw:frame>
      <draw:frame draw:id="id20" presentation:style-name="a6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21" presentation:style-name="a66" draw:name="Slide Number Placeholder 5" svg:x="11.32168in" svg:y="0.32341in" svg:width="0.91667in" svg:height="0.83955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68">
      <draw:frame draw:id="id22" draw:layer="Master1-bg" draw:style-name="a69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3" draw:layer="Master1-bg" draw:style-name="a70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2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3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6" draw:layer="Master1-bg" draw:style-name="a74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5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79" draw:name="Title 1" svg:x="0.7066in" svg:y="0.4951in" svg:width="10.28513in" svg:height="1.53164in" presentation:class="title" presentation:placeholder="false">
        <draw:text-box>
          <text:p text:style-name="a78" text:class-names="" text:cond-style-name=""><text:span text:style-name="a76" text:class-names="">Click to edit Master title style</text:span><text:span text:style-name="a77" text:class-names=""/></text:p>
        </draw:text-box>
        <svg:title/>
        <svg:desc/>
      </draw:frame>
      <draw:frame draw:id="id29" presentation:style-name="a96" draw:name="Content Placeholder 2" svg:x="1.2066in" svg:y="2.2451in" svg:width="9.78406in" svg:height="4.58823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Edit Master text styles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Second level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ifth level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/1/2000</text:date></text:span></text:p>
        </draw:text-box>
        <svg:title/>
        <svg:desc/>
      </draw:frame>
      <draw:frame draw:id="id31" presentation:style-name="a10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32" presentation:style-name="a106" draw:name="Slide Number Placeholder 5" svg:x="11.32168in" svg:y="0.32341in" svg:width="0.91667in" svg:height="0.83955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08">
      <draw:frame draw:id="id33" draw:layer="Master1-bg" draw:style-name="a109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34" draw:layer="Master1-bg" draw:style-name="a110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3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37" draw:layer="Master1-bg" draw:style-name="a114" draw:name="Picture 10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1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19" draw:name="Title 1" svg:x="1.26308in" svg:y="3.12963in" svg:width="9.65186in" svg:height="2.09498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40" presentation:style-name="a123" draw:name="Text Placeholder 2" svg:x="1.26307in" svg:y="5.22461in" svg:width="9.65186in" svg:height="0.94094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</draw:text-box>
        <svg:title/>
        <svg:desc/>
      </draw:frame>
      <draw:frame draw:id="id41" presentation:style-name="a12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26" text:class-names="" text:cond-style-name=""><text:span text:style-name="a124" text:class-names=""><text:date text:fixed="false" style:data-style-name="a125">1/1/2000</text:date></text:span></text:p>
        </draw:text-box>
        <svg:title/>
        <svg:desc/>
      </draw:frame>
      <draw:frame draw:id="id42" presentation:style-name="a13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43" presentation:style-name="a133" draw:name="Slide Number Placeholder 5" svg:x="11.32168in" svg:y="0.32341in" svg:width="0.91667in" svg:height="0.83955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35">
      <draw:frame draw:id="id44" draw:layer="Master1-bg" draw:style-name="a136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45" draw:layer="Master1-bg" draw:style-name="a137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3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0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48" draw:layer="Master1-bg" draw:style-name="a141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4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46" draw:name="Title 1" svg:x="0.7066in" svg:y="0.4951in" svg:width="10.28513in" svg:height="1.53164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51" presentation:style-name="a163" draw:name="Content Placeholder 2" svg:x="1.2066in" svg:y="2.25347in" svg:width="4.80789in" svg:height="4.5885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0" draw:name="Content Placeholder 3" svg:x="6.18383in" svg:y="2.24857in" svg:width="4.8079in" svg:height="4.59344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Edit Master text styles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cond le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Fifth level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84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1/1/2000</text:date></text:span></text:p>
        </draw:text-box>
        <svg:title/>
        <svg:desc/>
      </draw:frame>
      <draw:frame draw:id="id54" presentation:style-name="a187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55" presentation:style-name="a190" draw:name="Slide Number Placeholder 6" svg:x="11.32168in" svg:y="0.32341in" svg:width="0.91667in" svg:height="0.83955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92">
      <draw:frame draw:id="id56" draw:layer="Master1-bg" draw:style-name="a193" draw:name="Picture 9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57" draw:layer="Master1-bg" draw:style-name="a194" draw:name="Picture 10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196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197" draw:name="Picture 12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60" draw:layer="Master1-bg" draw:style-name="a198" draw:name="Picture 13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199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03" draw:name="Title 1" svg:x="0.7066in" svg:y="0.4951in" svg:width="10.28513in" svg:height="1.53164in" presentation:class="title" presentation:placeholder="false">
        <draw:text-box>
          <text:p text:style-name="a202" text:class-names="" text:cond-style-name=""><text:span text:style-name="a200" text:class-names="">Click to edit Master title style</text:span><text:span text:style-name="a201" text:class-names=""/></text:p>
        </draw:text-box>
        <svg:title/>
        <svg:desc/>
      </draw:frame>
      <draw:frame draw:id="id63" presentation:style-name="a207" draw:name="Text Placeholder 2" svg:x="1.2066in" svg:y="2.08333in" svg:width="4.80789in" svg:height="0.63021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Edit Master text styles</text:span></text:p>
            </text:list-item>
          </text:list>
        </draw:text-box>
        <svg:title/>
        <svg:desc/>
      </draw:frame>
      <draw:frame draw:id="id64" presentation:style-name="a224" draw:name="Content Placeholder 3" svg:x="1.2066in" svg:y="2.75in" svg:width="4.80789in" svg:height="4.09201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Edit Master text styles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Second level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hird level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0" text:class-names="">Fifth level</text:span><text:span text:style-name="a2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28" draw:name="Text Placeholder 4" svg:x="6.18383in" svg:y="2.08333in" svg:width="4.80789in" svg:height="0.63021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</draw:text-box>
        <svg:title/>
        <svg:desc/>
      </draw:frame>
      <draw:frame draw:id="id66" presentation:style-name="a245" draw:name="Content Placeholder 5" svg:x="6.18383in" svg:y="2.75in" svg:width="4.80789in" svg:height="4.09201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Edit Master text styles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cond le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1" text:class-names="">Fifth level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9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48" text:class-names="" text:cond-style-name=""><text:span text:style-name="a246" text:class-names=""><text:date text:fixed="false" style:data-style-name="a247">1/1/2000</text:date></text:span></text:p>
        </draw:text-box>
        <svg:title/>
        <svg:desc/>
      </draw:frame>
      <draw:frame draw:id="id68" presentation:style-name="a252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69" presentation:style-name="a255" draw:name="Slide Number Placeholder 8" svg:x="11.32168in" svg:y="0.32341in" svg:width="0.91667in" svg:height="0.83955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57">
      <draw:frame draw:id="id70" draw:layer="Master1-bg" draw:style-name="a258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71" draw:layer="Master1-bg" draw:style-name="a259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61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62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74" draw:layer="Master1-bg" draw:style-name="a263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6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68" draw:name="Title 1" svg:x="0.7066in" svg:y="0.4951in" svg:width="10.28513in" svg:height="1.53164in" presentation:class="title" presentation:placeholder="false">
        <draw:text-box>
          <text:p text:style-name="a267" text:class-names="" text:cond-style-name=""><text:span text:style-name="a265" text:class-names="">Click to edit Master title style</text:span><text:span text:style-name="a266" text:class-names=""/></text:p>
        </draw:text-box>
        <svg:title/>
        <svg:desc/>
      </draw:frame>
      <draw:frame draw:id="id77" presentation:style-name="a272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/1/2000</text:date></text:span></text:p>
        </draw:text-box>
        <svg:title/>
        <svg:desc/>
      </draw:frame>
      <draw:frame draw:id="id78" presentation:style-name="a275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79" presentation:style-name="a278" draw:name="Slide Number Placeholder 4" svg:x="11.32168in" svg:y="0.32341in" svg:width="0.91667in" svg:height="0.83955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80">
      <draw:frame draw:id="id80" draw:layer="Master1-bg" draw:style-name="a281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81" draw:layer="Master1-bg" draw:style-name="a282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84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85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84" draw:layer="Master1-bg" draw:style-name="a286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287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291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290" text:class-names="" text:cond-style-name=""><text:span text:style-name="a288" text:class-names=""><text:date text:fixed="false" style:data-style-name="a289">1/1/2000</text:date></text:span></text:p>
        </draw:text-box>
        <svg:title/>
        <svg:desc/>
      </draw:frame>
      <draw:frame draw:id="id87" presentation:style-name="a294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88" presentation:style-name="a297" draw:name="Slide Number Placeholder 3" svg:x="11.32168in" svg:y="0.32341in" svg:width="0.91667in" svg:height="0.83955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99">
      <draw:frame draw:id="id89" draw:layer="Master1-bg" draw:style-name="a300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90" draw:layer="Master1-bg" draw:style-name="a301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0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04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93" draw:layer="Master1-bg" draw:style-name="a305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0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10" draw:name="Title 1" svg:x="1.26307in" svg:y="1.58333in" svg:width="3.71945in" svg:height="1.58333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96" presentation:style-name="a327" draw:name="Content Placeholder 2" svg:x="5.23252in" svg:y="1.58333in" svg:width="5.68241in" svg:height="5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Edit Master text styles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ifth level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31" draw:name="Text Placeholder 3" svg:x="1.26307in" svg:y="3.42222in" svg:width="3.71945in" svg:height="3.16667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Edit Master text styles</text:span></text:p>
            </text:list-item>
          </text:list>
        </draw:text-box>
        <svg:title/>
        <svg:desc/>
      </draw:frame>
      <draw:frame draw:id="id98" presentation:style-name="a33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1/1/2000</text:date></text:span></text:p>
        </draw:text-box>
        <svg:title/>
        <svg:desc/>
      </draw:frame>
      <draw:frame draw:id="id99" presentation:style-name="a33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100" presentation:style-name="a341" draw:name="Slide Number Placeholder 6" svg:x="11.32168in" svg:y="0.32341in" svg:width="0.91667in" svg:height="0.83955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343">
      <draw:frame draw:id="id101" draw:layer="Master1-bg" draw:style-name="a344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02" draw:layer="Master1-bg" draw:style-name="a345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4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48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05" draw:layer="Master1-bg" draw:style-name="a349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5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54" draw:name="Title 1" svg:x="1.26193in" svg:y="2.02777in" svg:width="5.56967in" svg:height="1.72223in" presentation:class="title" presentation:placeholder="false">
        <draw:text-box>
          <text:p text:style-name="a353" text:class-names="" text:cond-style-name=""><text:span text:style-name="a351" text:class-names="">Click to edit Master title style</text:span><text:span text:style-name="a352" text:class-names=""/></text:p>
        </draw:text-box>
        <svg:title/>
        <svg:desc/>
      </draw:frame>
      <draw:frame draw:id="id108" presentation:style-name="a358" draw:name="Picture Placeholder 2" svg:x="7.60012in" svg:y="1.25in" svg:width="3.5in" svg:height="5in" presentation:class="graphic" presentation:placeholder="false">
        <draw:text-box>
          <text:p text:style-name="a357" text:class-names="" text:cond-style-name=""><text:span text:style-name="a355" text:class-names="">Click icon to add picture</text:span><text:span text:style-name="a356" text:class-names=""/></text:p>
        </draw:text-box>
        <svg:title/>
        <svg:desc/>
      </draw:frame>
      <draw:frame draw:id="id109" presentation:style-name="a362" draw:name="Text Placeholder 3" svg:x="1.26307in" svg:y="4in" svg:width="5.561in" svg:height="1.5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Edit Master text styles</text:span></text:p>
            </text:list-item>
          </text:list>
        </draw:text-box>
        <svg:title/>
        <svg:desc/>
      </draw:frame>
      <draw:frame draw:id="id110" presentation:style-name="a366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1/1/2000</text:date></text:span></text:p>
        </draw:text-box>
        <svg:title/>
        <svg:desc/>
      </draw:frame>
      <draw:frame draw:id="id111" presentation:style-name="a369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112" presentation:style-name="a372" draw:name="Slide Number Placeholder 6" svg:x="11.32168in" svg:y="0.32341in" svg:width="0.91667in" svg:height="0.83955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374">
      <draw:frame draw:id="id113" draw:layer="Master1-bg" draw:style-name="a375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14" draw:layer="Master1-bg" draw:style-name="a376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7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79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17" draw:layer="Master1-bg" draw:style-name="a380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38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385" draw:name="Title 1" svg:x="1.26308in" svg:y="5.24999in" svg:width="9.65186in" svg:height="0.61979in" presentation:class="title" presentation:placeholder="false">
        <draw:text-box>
          <text:p text:style-name="a384" text:class-names="" text:cond-style-name=""><text:span text:style-name="a382" text:class-names="">Click to edit Master title style</text:span><text:span text:style-name="a383" text:class-names=""/></text:p>
        </draw:text-box>
        <svg:title/>
        <svg:desc/>
      </draw:frame>
      <draw:frame draw:id="id120" presentation:style-name="a389" draw:name="Picture Placeholder 2" svg:x="1.26307in" svg:y="0.75in" svg:width="9.65186in" svg:height="3.98148in" presentation:class="graphic" presentation:placeholder="false">
        <draw:text-box>
          <text:p text:style-name="a388" text:class-names="" text:cond-style-name=""><text:span text:style-name="a386" text:class-names="">Click icon to add picture</text:span><text:span text:style-name="a387" text:class-names=""/></text:p>
        </draw:text-box>
        <svg:title/>
        <svg:desc/>
      </draw:frame>
      <draw:frame draw:id="id121" presentation:style-name="a393" draw:name="Text Placeholder 3" svg:x="1.26308in" svg:y="5.86978in" svg:width="9.65185in" svg:height="0.53993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Edit Master text styles</text:span></text:p>
            </text:list-item>
          </text:list>
        </draw:text-box>
        <svg:title/>
        <svg:desc/>
      </draw:frame>
      <draw:frame draw:id="id122" presentation:style-name="a397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1/1/2000</text:date></text:span></text:p>
        </draw:text-box>
        <svg:title/>
        <svg:desc/>
      </draw:frame>
      <draw:frame draw:id="id123" presentation:style-name="a400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124" presentation:style-name="a403" draw:name="Slide Number Placeholder 6" svg:x="11.32168in" svg:y="0.32341in" svg:width="0.91667in" svg:height="0.83955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405">
      <draw:frame draw:id="id125" draw:layer="Master1-bg" draw:style-name="a406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26" draw:layer="Master1-bg" draw:style-name="a407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0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10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29" draw:layer="Master1-bg" draw:style-name="a411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1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16" draw:name="Title 1" svg:x="1.26307in" svg:y="1.58333in" svg:width="9.65186in" svg:height="2.16667in" presentation:class="title" presentation:placeholder="false">
        <draw:text-box>
          <text:p text:style-name="a415" text:class-names="" text:cond-style-name=""><text:span text:style-name="a413" text:class-names="">Click to edit Master title style</text:span><text:span text:style-name="a414" text:class-names=""/></text:p>
        </draw:text-box>
        <svg:title/>
        <svg:desc/>
      </draw:frame>
      <draw:frame draw:id="id132" presentation:style-name="a420" draw:name="Text Placeholder 3" svg:x="1.26307in" svg:y="4in" svg:width="9.65186in" svg:height="2.58333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Edit Master text styles</text:span></text:p>
            </text:list-item>
          </text:list>
        </draw:text-box>
        <svg:title/>
        <svg:desc/>
      </draw:frame>
      <draw:frame draw:id="id133" presentation:style-name="a42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/1/2000</text:date></text:span></text:p>
        </draw:text-box>
        <svg:title/>
        <svg:desc/>
      </draw:frame>
      <draw:frame draw:id="id134" presentation:style-name="a42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135" presentation:style-name="a430" draw:name="Slide Number Placeholder 5" svg:x="11.32168in" svg:y="0.32341in" svg:width="0.91667in" svg:height="0.83955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432">
      <draw:frame draw:id="id136" draw:layer="Master1-bg" draw:style-name="a433" draw:name="Picture 12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37" draw:layer="Master1-bg" draw:style-name="a434" draw:name="Picture 13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3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37" draw:name="Picture 16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40" draw:layer="Master1-bg" draw:style-name="a438" draw:name="Picture 17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39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43" draw:name="Title 1" svg:x="1.72222in" svg:y="1.58333in" svg:width="8.74816in" svg:height="2.54087in" presentation:class="title" presentation:placeholder="false">
        <draw:text-box>
          <text:p text:style-name="a442" text:class-names="" text:cond-style-name=""><text:span text:style-name="a440" text:class-names="">Click to edit Master title style</text:span><text:span text:style-name="a441" text:class-names=""/></text:p>
        </draw:text-box>
        <svg:title/>
        <svg:desc/>
      </draw:frame>
      <draw:frame draw:id="id143" presentation:style-name="a447" draw:name="Text Placeholder 3" svg:x="2.11111in" svg:y="4.12421in" svg:width="7.96112in" svg:height="0.37421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Edit Master text styles</text:span></text:p>
            </text:list-item>
          </text:list>
        </draw:text-box>
        <svg:title/>
        <svg:desc/>
      </draw:frame>
      <draw:frame draw:id="id144" presentation:style-name="a451" draw:name="Text Placeholder 3" svg:x="1.26307in" svg:y="4.75794in" svg:width="9.65186in" svg:height="1.83333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title/>
        <svg:desc/>
      </draw:frame>
      <draw:frame draw:id="id145" presentation:style-name="a45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/1/2000</text:date></text:span></text:p>
        </draw:text-box>
        <svg:title/>
        <svg:desc/>
      </draw:frame>
      <draw:frame draw:id="id146" presentation:style-name="a45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47" presentation:style-name="a461" draw:name="Slide Number Placeholder 5" svg:x="11.32168in" svg:y="0.32341in" svg:width="0.91667in" svg:height="0.83955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>‹#›</text:page-number></text:span></text:p>
        </draw:text-box>
        <svg:title/>
        <svg:desc/>
      </draw:frame>
      <draw:frame draw:id="id148" draw:style-name="a464" draw:name="TextBox 11" svg:x="0.98239in" svg:y="1.06218in" svg:width="0.87698in" svg:height="2.15417in">
        <draw:text-box>
          <text:p text:style-name="a463" text:class-names="" text:cond-style-name=""><text:span text:style-name="a462" text:class-names="">“</text:span></text:p>
        </draw:text-box>
        <svg:title/>
        <svg:desc/>
      </draw:frame>
      <draw:frame draw:id="id149" draw:style-name="a467" draw:name="TextBox 14" svg:x="10.20395in" svg:y="2.85847in" svg:width="0.87698in" svg:height="2.15417in">
        <draw:text-box>
          <text:p text:style-name="a466" text:class-names="" text:cond-style-name=""><text:span text:style-name="a465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69">
      <draw:frame draw:id="id150" draw:layer="Master1-bg" draw:style-name="a470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51" draw:layer="Master1-bg" draw:style-name="a471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73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474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54" draw:layer="Master1-bg" draw:style-name="a475" draw:name="Picture 10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476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480" draw:name="Title 1" svg:x="1.26307in" svg:y="3.41667in" svg:width="9.65186in" svg:height="1.80794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157" presentation:style-name="a484" draw:name="Text Placeholder 2" svg:x="1.26307in" svg:y="5.22461in" svg:width="9.65186in" svg:height="0.94094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Edit Master text styles</text:span></text:p>
            </text:list-item>
          </text:list>
        </draw:text-box>
        <svg:title/>
        <svg:desc/>
      </draw:frame>
      <draw:frame draw:id="id158" presentation:style-name="a48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87" text:class-names="" text:cond-style-name=""><text:span text:style-name="a485" text:class-names=""><text:date text:fixed="false" style:data-style-name="a486">1/1/2000</text:date></text:span></text:p>
        </draw:text-box>
        <svg:title/>
        <svg:desc/>
      </draw:frame>
      <draw:frame draw:id="id159" presentation:style-name="a49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160" presentation:style-name="a494" draw:name="Slide Number Placeholder 5" svg:x="11.32168in" svg:y="0.32341in" svg:width="0.91667in" svg:height="0.83955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496">
      <draw:frame draw:id="id161" draw:layer="Master1-bg" draw:style-name="a497" draw:name="Picture 14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62" draw:layer="Master1-bg" draw:style-name="a498" draw:name="Picture 20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00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01" draw:name="Picture 22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65" draw:layer="Master1-bg" draw:style-name="a502" draw:name="Picture 23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03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07" draw:name="Title 1" svg:x="0.7066in" svg:y="0.4951in" svg:width="10.28513in" svg:height="1.53164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168" presentation:style-name="a511" draw:name="Text Placeholder 2" svg:x="0.6922in" svg:y="2.16667in" svg:width="3.22273in" svg:height="0.6302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</draw:text-box>
        <svg:title/>
        <svg:desc/>
      </draw:frame>
      <draw:frame draw:id="id169" presentation:style-name="a515" draw:name="Text Placeholder 3" svg:x="0.71354in" svg:y="2.91667in" svg:width="3.20139in" svg:height="3.92535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Edit Master text styles</text:span></text:p>
            </text:list-item>
          </text:list>
        </draw:text-box>
        <svg:title/>
        <svg:desc/>
      </draw:frame>
      <draw:frame draw:id="id170" presentation:style-name="a519" draw:name="Text Placeholder 4" svg:x="4.24722in" svg:y="2.16667in" svg:width="3.21111in" svg:height="0.63021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Edit Master text styles</text:span></text:p>
            </text:list-item>
          </text:list>
        </draw:text-box>
        <svg:title/>
        <svg:desc/>
      </draw:frame>
      <draw:frame draw:id="id171" presentation:style-name="a523" draw:name="Text Placeholder 3" svg:x="4.23568in" svg:y="2.91667in" svg:width="3.22265in" svg:height="3.92535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Edit Master text styles</text:span></text:p>
            </text:list-item>
          </text:list>
        </draw:text-box>
        <svg:title/>
        <svg:desc/>
      </draw:frame>
      <draw:frame draw:id="id172" presentation:style-name="a527" draw:name="Text Placeholder 4" svg:x="7.79167in" svg:y="2.16667in" svg:width="3.2066in" svg:height="0.63021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Edit Master text styles</text:span></text:p>
            </text:list-item>
          </text:list>
        </draw:text-box>
        <svg:title/>
        <svg:desc/>
      </draw:frame>
      <draw:frame draw:id="id173" presentation:style-name="a531" draw:name="Text Placeholder 3" svg:x="7.79167in" svg:y="2.91667in" svg:width="3.2066in" svg:height="3.92535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32" draw:name="Straight Connector 16">
        <svg:title/>
        <svg:desc/>
      </draw:connector>
      <draw:connector draw:type="line" svg:x1="7.61398in" svg:y1="2.33333in" svg:x2="7.61398in" svg:y2="6.67157in" draw:id="id175" draw:style-name="a533" draw:name="Straight Connector 17">
        <svg:title/>
        <svg:desc/>
      </draw:connector>
      <draw:frame draw:id="id176" presentation:style-name="a53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1/1/2000</text:date></text:span></text:p>
        </draw:text-box>
        <svg:title/>
        <svg:desc/>
      </draw:frame>
      <draw:frame draw:id="id177" presentation:style-name="a54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178" presentation:style-name="a543" draw:name="Slide Number Placeholder 5" svg:x="11.32168in" svg:y="0.32341in" svg:width="0.91667in" svg:height="0.83955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545">
      <draw:frame draw:id="id179" draw:layer="Master1-bg" draw:style-name="a546" draw:name="Picture 1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80" draw:layer="Master1-bg" draw:style-name="a547" draw:name="Picture 1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49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50" draw:name="Picture 24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83" draw:layer="Master1-bg" draw:style-name="a551" draw:name="Picture 25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52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56" draw:name="Title 1" svg:x="0.7066in" svg:y="0.4951in" svg:width="10.28513in" svg:height="1.53164in" presentation:class="title" presentation:placeholder="false">
        <draw:text-box>
          <text:p text:style-name="a555" text:class-names="" text:cond-style-name=""><text:span text:style-name="a553" text:class-names="">Click to edit Master title style</text:span><text:span text:style-name="a554" text:class-names=""/></text:p>
        </draw:text-box>
        <svg:title/>
        <svg:desc/>
      </draw:frame>
      <draw:frame draw:id="id186" presentation:style-name="a560" draw:name="Text Placeholder 2" svg:x="0.71354in" svg:y="4.64889in" svg:width="3.21528in" svg:height="0.63021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87" presentation:style-name="a564" draw:name="Picture Placeholder 2" svg:x="0.71354in" svg:y="2.41667in" svg:width="3.21528in" svg:height="1.66667in" presentation:class="graphic" presentation:placeholder="false">
        <draw:text-box>
          <text:p text:style-name="a563" text:class-names="" text:cond-style-name=""><text:span text:style-name="a561" text:class-names="">Click icon to add picture</text:span><text:span text:style-name="a562" text:class-names=""/></text:p>
        </draw:text-box>
        <svg:title/>
        <svg:desc/>
      </draw:frame>
      <draw:frame draw:id="id188" presentation:style-name="a568" draw:name="Text Placeholder 3" svg:x="0.71354in" svg:y="5.2791in" svg:width="3.21528in" svg:height="0.7209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Edit Master text styles</text:span></text:p>
            </text:list-item>
          </text:list>
        </draw:text-box>
        <svg:title/>
        <svg:desc/>
      </draw:frame>
      <draw:frame draw:id="id189" presentation:style-name="a572" draw:name="Text Placeholder 4" svg:x="4.25347in" svg:y="4.64889in" svg:width="3.20486in" svg:height="0.63021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Edit Master text styles</text:span></text:p>
            </text:list-item>
          </text:list>
        </draw:text-box>
        <svg:title/>
        <svg:desc/>
      </draw:frame>
      <draw:frame draw:id="id190" presentation:style-name="a576" draw:name="Picture Placeholder 2" svg:x="4.25347in" svg:y="2.41667in" svg:width="3.20486in" svg:height="1.66667in" presentation:class="graphic" presentation:placeholder="false">
        <draw:text-box>
          <text:p text:style-name="a575" text:class-names="" text:cond-style-name=""><text:span text:style-name="a573" text:class-names="">Click icon to add picture</text:span><text:span text:style-name="a574" text:class-names=""/></text:p>
        </draw:text-box>
        <svg:title/>
        <svg:desc/>
      </draw:frame>
      <draw:frame draw:id="id191" presentation:style-name="a580" draw:name="Text Placeholder 3" svg:x="4.25199in" svg:y="5.2791in" svg:width="3.20911in" svg:height="0.7209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Edit Master text styles</text:span></text:p>
            </text:list-item>
          </text:list>
        </draw:text-box>
        <svg:title/>
        <svg:desc/>
      </draw:frame>
      <draw:frame draw:id="id192" presentation:style-name="a584" draw:name="Text Placeholder 4" svg:x="7.79167in" svg:y="4.64889in" svg:width="3.2066in" svg:height="0.6302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Edit Master text styles</text:span></text:p>
            </text:list-item>
          </text:list>
        </draw:text-box>
        <svg:title/>
        <svg:desc/>
      </draw:frame>
      <draw:frame draw:id="id193" presentation:style-name="a588" draw:name="Picture Placeholder 2" svg:x="7.79167in" svg:y="2.41667in" svg:width="3.2066in" svg:height="1.66667in" presentation:class="graphic" presentation:placeholder="false">
        <draw:text-box>
          <text:p text:style-name="a587" text:class-names="" text:cond-style-name=""><text:span text:style-name="a585" text:class-names="">Click icon to add picture</text:span><text:span text:style-name="a586" text:class-names=""/></text:p>
        </draw:text-box>
        <svg:title/>
        <svg:desc/>
      </draw:frame>
      <draw:frame draw:id="id194" presentation:style-name="a592" draw:name="Text Placeholder 3" svg:x="7.79153in" svg:y="5.2791in" svg:width="3.21085in" svg:height="0.7209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593" draw:name="Straight Connector 18">
        <svg:title/>
        <svg:desc/>
      </draw:connector>
      <draw:connector draw:type="line" svg:x1="7.61398in" svg:y1="2.33333in" svg:x2="7.61398in" svg:y2="6.67157in" draw:id="id196" draw:style-name="a594" draw:name="Straight Connector 19">
        <svg:title/>
        <svg:desc/>
      </draw:connector>
      <draw:frame draw:id="id197" presentation:style-name="a59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/1/2000</text:date></text:span></text:p>
        </draw:text-box>
        <svg:title/>
        <svg:desc/>
      </draw:frame>
      <draw:frame draw:id="id198" presentation:style-name="a60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199" presentation:style-name="a604" draw:name="Slide Number Placeholder 5" svg:x="11.32168in" svg:y="0.32341in" svg:width="0.91667in" svg:height="0.83955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606">
      <draw:frame draw:id="id200" draw:layer="Master1-bg" draw:style-name="a607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01" draw:layer="Master1-bg" draw:style-name="a608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10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11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04" draw:layer="Master1-bg" draw:style-name="a612" draw:name="Picture 10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1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17" draw:name="Title 1" svg:x="0.7066in" svg:y="0.4951in" svg:width="10.28513in" svg:height="1.53164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207" presentation:style-name="a634" draw:name="Vertical Text Placeholder 2" svg:x="1.2066in" svg:y="2.2451in" svg:width="9.78406in" svg:height="4.58823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Edit Master text styles</text:span></text:p>
            </text:list-item>
          </text:list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cond level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hird level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0" text:class-names="">Fifth level</text:span><text:span text:style-name="a6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3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37" text:class-names="" text:cond-style-name=""><text:span text:style-name="a635" text:class-names=""><text:date text:fixed="false" style:data-style-name="a636">1/1/2000</text:date></text:span></text:p>
        </draw:text-box>
        <svg:title/>
        <svg:desc/>
      </draw:frame>
      <draw:frame draw:id="id209" presentation:style-name="a64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210" presentation:style-name="a644" draw:name="Slide Number Placeholder 5" svg:x="11.32168in" svg:y="0.32341in" svg:width="0.91667in" svg:height="0.83955in" presentation:class="page-number" presentation:placeholder="false">
        <draw:text-box>
          <text:p text:style-name="a643" text:class-names="" text:cond-style-name=""><text:span text:style-name="a64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646">
      <draw:frame draw:id="id211" draw:layer="Master1-bg" draw:style-name="a647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12" draw:layer="Master1-bg" draw:style-name="a648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50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51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15" draw:layer="Master1-bg" draw:style-name="a652" draw:name="Picture 10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5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57" draw:name="Vertical Title 1" svg:x="9.0816in" svg:y="0.47049in" svg:width="1.91667in" svg:height="6.37153in" presentation:class="title" presentation:placeholder="false">
        <draw:text-box>
          <text:p text:style-name="a656" text:class-names="" text:cond-style-name=""><text:span text:style-name="a654" text:class-names="">Click to edit Master title style</text:span><text:span text:style-name="a655" text:class-names=""/></text:p>
        </draw:text-box>
        <svg:title/>
        <svg:desc/>
      </draw:frame>
      <draw:frame draw:id="id218" presentation:style-name="a674" draw:name="Vertical Text Placeholder 2" svg:x="0.71354in" svg:y="0.97049in" svg:width="8.11805in" svg:height="5.87153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Edit Master text styles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cond le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hird le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Fifth le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67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7" text:class-names="" text:cond-style-name=""><text:span text:style-name="a675" text:class-names=""><text:date text:fixed="false" style:data-style-name="a676">1/1/2000</text:date></text:span></text:p>
        </draw:text-box>
        <svg:title/>
        <svg:desc/>
      </draw:frame>
      <draw:frame draw:id="id220" presentation:style-name="a68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221" presentation:style-name="a684" draw:name="Slide Number Placeholder 5" svg:x="11.32168in" svg:y="0.32341in" svg:width="0.91667in" svg:height="0.83955in" presentation:class="page-number" presentation:placeholder="false">
        <draw:text-box>
          <text:p text:style-name="a683" text:class-names="" text:cond-style-name=""><text:span text:style-name="a682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yecto final</dc:title>
    <meta:initial-creator>Adrian Villalba Sanchez</meta:initial-creator>
    <dc:creator>Adrian Villalba Sanchez</dc:creator>
    <meta:creation-date>2019-06-16T20:47:12Z</meta:creation-date>
    <dc:date>2019-06-16T21:40:47Z</dc:date>
    <meta:template xlink:href="Ion" xlink:type="simple"/>
    <meta:editing-cycles>2</meta:editing-cycles>
    <meta:editing-duration>PT3215S</meta:editing-duration>
    <meta:document-statistic meta:paragraph-count="29" meta:word-count="137"/>
  </office:meta>
</office:document-meta>
</file>